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0.902cm" fo:min-width="0.453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011cm" fo:min-width="0.18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cm" fo:min-width="0.947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012cm" fo:min-width="0.186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cm" fo:min-width="0.949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005cm" fo:min-width="0.17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cm" fo:min-width="0.911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432cm" fo:min-width="1.57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432cm" fo:min-width="1.571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006cm" fo:min-width="0.169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006cm" fo:min-width="0.168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cm" fo:min-width="0.912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9" style:family="graphic" style:parent-style-name="standard">
      <style:graphic-properties draw:stroke="none" draw:fill="none" fo:min-height="1.5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753cm" fo:min-width="0.99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0.918cm" fo:min-width="0.58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058cm" fo:min-width="0.6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ffffff" draw:fill="none" draw:fill-color="#ffffff" draw:auto-grow-height="true" draw:auto-grow-width="false" fo:max-height="0cm" fo:min-height="1.042cm"/>
      <style:paragraph-properties style:writing-mode="lr-tb"/>
    </style:style>
    <style:style style:name="gr31" style:family="graphic" style:parent-style-name="objectwithoutfill">
      <style:graphic-properties svg:stroke-color="#000000" draw:fill="none" draw:fill-color="#000000" draw:textarea-vertical-align="middle"/>
    </style:style>
    <style:style style:name="gr32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-color="#729fcf"/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729fcf"/>
      <style:paragraph-properties fo:text-align="center"/>
      <style:text-properties fo:language="en" fo:country="GB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55308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1.905cm" svg:height="2.303cm" svg:x="6.9cm" svg:y="8.4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line draw:style-name="gr2" draw:text-style-name="P3" draw:layer="layout" svg:x1="15.188cm" svg:y1="10.338cm" svg:x2="16.749cm" svg:y2="10.324cm">
            <text:p/>
          </draw:line>
          <draw:line draw:style-name="gr2" draw:text-style-name="P3" draw:layer="layout" svg:x1="15.188cm" svg:y1="10.338cm" svg:x2="16.749cm" svg:y2="10.324cm">
            <text:p/>
          </draw:line>
          <draw:line draw:style-name="gr2" draw:text-style-name="P3" draw:layer="layout" svg:x1="15.195cm" svg:y1="11.034cm" svg:x2="16.756cm" svg:y2="11.02cm">
            <text:p/>
          </draw:line>
          <draw:line draw:style-name="gr2" draw:text-style-name="P3" draw:layer="layout" svg:x1="15.972cm" svg:y1="11.969cm" svg:x2="15.976cm" svg:y2="11.022cm">
            <text:p/>
          </draw:line>
          <draw:line draw:style-name="gr2" draw:text-style-name="P3" draw:layer="layout" svg:x1="15.958cm" svg:y1="10.345cm" svg:x2="15.962cm" svg:y2="9.398cm">
            <text:p/>
          </draw:line>
        </draw:g>
        <draw:connector draw:style-name="gr3" draw:text-style-name="P4" xml:id="id2" draw:id="id2" draw:layer="layout" svg:x1="7.853cm" svg:y1="8.45cm" svg:x2="7.85cm" svg:y2="4.928cm" draw:start-shape="id1" draw:start-glue-point="4" svg:d="M7853 8450v-2012h-3v-1510" svg:viewBox="0 0 4 3523">
          <text:p/>
        </draw:connector>
        <draw:connector draw:style-name="gr3" draw:text-style-name="P4" xml:id="id3" draw:id="id3" draw:layer="layout" svg:x1="7.85cm" svg:y1="4.928cm" svg:x2="12.355cm" svg:y2="4.928cm" draw:start-shape="id2" draw:start-glue-point="3" svg:d="M7850 4928v-501h4505v501" svg:viewBox="0 0 4506 502">
          <text:p/>
        </draw:connector>
        <draw:connector draw:style-name="gr4" draw:text-style-name="P3" draw:layer="layout" draw:type="line" svg:x1="12.355cm" svg:y1="4.928cm" svg:x2="10.169cm" svg:y2="7.18cm" draw:start-shape="id3" draw:start-glue-point="3" svg:d="M12355 4928l-2186 2252" svg:viewBox="0 0 2187 2253">
          <text:p/>
        </draw:connector>
        <draw:connector draw:style-name="gr4" draw:text-style-name="P3" xml:id="id7" draw:id="id7" draw:layer="layout" draw:type="line" svg:x1="10.169cm" svg:y1="7.18cm" svg:x2="12.3cm" svg:y2="9.433cm" svg:d="M10169 7180l2131 2253" svg:viewBox="0 0 2132 2254">
          <text:p/>
        </draw:connector>
        <draw:connector draw:style-name="gr4" draw:text-style-name="P3" xml:id="id4" draw:id="id4" draw:layer="layout" draw:type="line" svg:x1="12.3cm" svg:y1="9.433cm" svg:x2="14.43cm" svg:y2="7.18cm" svg:d="M12300 9433l2130-2253" svg:viewBox="0 0 2131 2254">
          <text:p/>
        </draw:connector>
        <draw:connector draw:style-name="gr4" draw:text-style-name="P3" xml:id="id11" draw:id="id11" draw:layer="layout" draw:type="line" svg:x1="14.43cm" svg:y1="7.18cm" svg:x2="12.355cm" svg:y2="4.928cm" draw:end-shape="id3" draw:end-glue-point="3" svg:d="M14430 7180l-2075-2252" svg:viewBox="0 0 2076 2253">
          <text:p/>
        </draw:connector>
        <draw:custom-shape draw:style-name="gr5" draw:text-style-name="P5" draw:layer="layout" svg:width="1.372cm" svg:height="0.783cm" draw:transform="rotate (-0.733038285837619) translate (13.188cm 7.5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447cm" svg:height="0.018cm" draw:transform="rotate (-0.733038285837619) translate (13.155cm 7.4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2cm" svg:height="0.785cm" draw:transform="skewX (0.00122173047639598) rotate (-0.733038285837619) translate (11.114cm 5.2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25cm" draw:transform="rotate (-2.31605191739648) translate (12.027cm 8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371cm" svg:height="0.785cm" draw:transform="skewX (0.00261799387799143) rotate (-2.31605191739648) translate (11.988cm 8.045cm)">
          <text:p/>
          <draw:enhanced-geometry svg:viewBox="0 0 21600 21600" draw:glue-points="?f0 0 ?f1 10800 0 21600 10800 21600 21600 21600 ?f7 10800" draw:text-areas="?f1 10800 ?f2 18000 ?f3 7200 ?f4 21600" draw:type="isosceles-triangle" draw:modifiers="11539.941690962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23cm" draw:transform="rotate (-0.733038285837619) translate (11.083cm 5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338cm" svg:height="0.764cm" draw:transform="rotate (0.829205927622506) translate (12.679cm 6.3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8cm" draw:transform="rotate (0.829205927622506) translate (13.211cm 6.8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xml:id="id6" draw:id="id6" draw:layer="layout" svg:x1="7.853cm" svg:y1="10.753cm" svg:x2="7.85cm" svg:y2="14.84cm" draw:start-shape="id1" draw:start-glue-point="6" svg:d="M7853 10753v2294h-3v1793" svg:viewBox="0 0 4 4088">
          <text:p/>
        </draw:connector>
        <draw:connector draw:style-name="gr4" draw:text-style-name="P3" draw:layer="layout" draw:type="line" svg:x1="12.3cm" svg:y1="9.433cm" svg:x2="12.328cm" svg:y2="14.813cm" draw:start-shape="id4" draw:start-glue-point="2" draw:end-shape="id5" draw:end-glue-point="3" svg:d="M12300 9433l28 5380" svg:viewBox="0 0 29 5381">
          <text:p/>
        </draw:connector>
        <draw:connector draw:style-name="gr4" draw:text-style-name="P3" xml:id="id5" draw:id="id5" draw:layer="layout" draw:type="line" svg:x1="7.85cm" svg:y1="14.84cm" svg:x2="12.328cm" svg:y2="14.813cm" draw:start-shape="id6" draw:start-glue-point="3" svg:d="M7850 14840l4478-27" svg:viewBox="0 0 4479 28">
          <text:p/>
        </draw:connector>
        <draw:connector draw:style-name="gr4" draw:text-style-name="P3" xml:id="id8" draw:id="id8" draw:layer="layout" draw:type="line" svg:x1="10.169cm" svg:y1="7.18cm" svg:x2="10.253cm" svg:y2="13.475cm" draw:start-shape="id7" draw:start-glue-point="2" svg:d="M10169 7180l84 6295" svg:viewBox="0 0 85 6296">
          <text:p/>
        </draw:connector>
        <draw:connector draw:style-name="gr4" draw:text-style-name="P3" xml:id="id9" draw:id="id9" draw:layer="layout" draw:type="line" svg:x1="10.253cm" svg:y1="13.475cm" svg:x2="11.919cm" svg:y2="13.448cm" draw:start-shape="id8" draw:start-glue-point="3" svg:d="M10253 13475l1666-27" svg:viewBox="0 0 1667 28">
          <text:p/>
        </draw:connector>
        <draw:connector draw:style-name="gr4" draw:text-style-name="P3" xml:id="id10" draw:id="id10" draw:layer="layout" draw:type="curve" svg:x1="11.919cm" svg:y1="13.448cm" svg:x2="12.737cm" svg:y2="14.212cm" draw:start-shape="id9" draw:start-glue-point="3" svg:d="M11919 13448c990 0 581 764 818 764" svg:viewBox="0 0 819 765">
          <text:p/>
        </draw:connector>
        <draw:connector draw:style-name="gr4" draw:text-style-name="P3" draw:layer="layout" draw:type="line" svg:x1="12.737cm" svg:y1="14.212cm" svg:x2="24.807cm" svg:y2="14.212cm" draw:start-shape="id10" draw:start-glue-point="3" svg:d="M12737 14212h12070" svg:viewBox="0 0 12071 1">
          <text:p/>
        </draw:connector>
        <draw:connector draw:style-name="gr4" draw:text-style-name="P3" draw:layer="layout" draw:type="line" svg:x1="14.43cm" svg:y1="7.18cm" svg:x2="24.835cm" svg:y2="7.221cm" draw:start-shape="id11" draw:start-glue-point="2" svg:d="M14430 7180l10405 41" svg:viewBox="0 0 10406 42">
          <text:p/>
        </draw:connector>
        <draw:connector draw:style-name="gr4" draw:text-style-name="P3" draw:layer="layout" draw:type="line" svg:x1="15.972cm" svg:y1="11.969cm" svg:x2="15.989cm" svg:y2="14.185cm" draw:start-shape="id12" svg:d="M15972 11969l17 2216" svg:viewBox="0 0 18 2217">
          <text:p/>
        </draw:connector>
        <draw:connector draw:style-name="gr4" draw:text-style-name="P3" draw:layer="layout" draw:type="line" svg:x1="15.989cm" svg:y1="7.193cm" svg:x2="15.972cm" svg:y2="9.398cm" draw:end-shape="id12" draw:end-glue-point="0" svg:d="M15989 7193l-17 2205" svg:viewBox="0 0 18 2206">
          <text:p/>
        </draw:connector>
        <draw:connector draw:style-name="gr4" draw:text-style-name="P3" draw:layer="layout" draw:type="line" svg:x1="18.527cm" svg:y1="7.221cm" svg:x2="18.569cm" svg:y2="14.185cm" svg:d="M18527 7221l42 6964" svg:viewBox="0 0 43 6965">
          <text:p/>
        </draw:connector>
        <draw:custom-shape draw:style-name="gr11" draw:text-style-name="P6" draw:layer="layout" svg:width="2.07cm" svg:height="0.682cm" draw:transform="rotate (1.5707963267949) translate (18.139cm 11.6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071cm" svg:height="0.682cm" draw:transform="rotate (0.000523598775598299) translate (19.456cm 6.88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4" draw:text-style-name="P3" draw:layer="layout" draw:type="line" svg:x1="22.27cm" svg:y1="7.221cm" svg:x2="22.297cm" svg:y2="14.198cm" svg:d="M22270 7221l27 6977" svg:viewBox="0 0 28 6978">
          <text:p/>
        </draw:connector>
        <draw:custom-shape draw:style-name="gr13" draw:text-style-name="P5" draw:layer="layout" svg:width="1.337cm" svg:height="0.766cm" draw:transform="skewX (-0.00122173047639603) rotate (0.0122173047639603) translate (21.59cm 7.96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7cm" draw:transform="skewX (-0.0370009801422798) rotate (0.0122173047639603) translate (21.575cm 8.71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4" draw:text-style-name="P5" draw:layer="layout" svg:width="1.336cm" svg:height="0.765cm" draw:transform="skewX (-0.00122173047639603) rotate (0.0122173047639603) translate (21.624cm 9.32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1cm" draw:transform="rotate (0.0122173047639603) translate (21.596cm 10.07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rotate (0.0122173047639603) translate (21.631cm 13.10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1cm" draw:transform="rotate (0.0122173047639603) translate (21.605cm 13.86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skewX (-0.00122173047639603) rotate (0.0122173047639603) translate (21.619cm 11.96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5" draw:layer="layout" svg:width="1.412cm" svg:height="0.021cm" draw:transform="rotate (0.0122173047639603) translate (21.557cm 12.71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7" draw:layer="layout" svg:width="0.289cm" svg:height="0.319cm" svg:x="14.28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9cm" svg:height="0.318cm" svg:x="7.754cm" svg:y="14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89cm" svg:height="0.319cm" svg:x="24.644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9cm" svg:height="0.328cm" svg:x="24.545cm" svg:y="7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4.748cm" svg:y1="15.352cm" svg:x2="6.254cm" svg:y2="15.327cm">
            <text:p/>
          </draw:line>
          <draw:line draw:style-name="gr2" draw:text-style-name="P3" draw:layer="layout" svg:x1="4.747cm" svg:y1="15.347cm" svg:x2="6.253cm" svg:y2="15.322cm">
            <text:p/>
          </draw:line>
          <draw:line draw:style-name="gr2" draw:text-style-name="P3" draw:layer="layout" svg:x1="5.846cm" svg:y1="15.517cm" svg:x2="5.098cm" svg:y2="15.533cm">
            <text:p/>
          </draw:line>
          <draw:line draw:style-name="gr2" draw:text-style-name="P3" draw:layer="layout" svg:x1="5.648cm" svg:y1="15.685cm" svg:x2="5.289cm" svg:y2="15.693cm">
            <text:p/>
          </draw:line>
          <draw:line draw:style-name="gr2" draw:text-style-name="P3" draw:layer="layout" svg:x1="5.481cm" svg:y1="15.323cm" svg:x2="5.467cm" svg:y2="14.903cm">
            <text:p/>
          </draw:line>
        </draw:g>
        <draw:frame draw:style-name="gr18" draw:text-style-name="P10" draw:layer="layout" svg:width="1.502cm" svg:height="1.114cm" svg:x="13.557cm" svg:y="4.928cm">
          <draw:text-box>
            <text:p text:style-name="P9">D<text:span text:style-name="T2">1</text:span></text:p>
          </draw:text-box>
        </draw:frame>
        <draw:frame draw:style-name="gr18" draw:text-style-name="P10" draw:layer="layout" svg:width="1.502cm" svg:height="1.114cm" svg:x="13.774cm" svg:y="8.617cm">
          <draw:text-box>
            <text:p text:style-name="P9">D<text:span text:style-name="T2">3</text:span></text:p>
          </draw:text-box>
        </draw:frame>
        <draw:frame draw:style-name="gr18" draw:text-style-name="P10" draw:layer="layout" svg:width="1.502cm" svg:height="1.114cm" svg:x="10.253cm" svg:y="8.808cm">
          <draw:text-box>
            <text:p text:style-name="P9">D<text:span text:style-name="T2">4</text:span></text:p>
          </draw:text-box>
        </draw:frame>
        <draw:frame draw:style-name="gr18" draw:text-style-name="P10" draw:layer="layout" svg:width="1.502cm" svg:height="1.114cm" svg:x="9.953cm" svg:y="4.672cm">
          <draw:text-box>
            <text:p text:style-name="P9">D<text:span text:style-name="T2">2</text:span></text:p>
          </draw:text-box>
        </draw:frame>
        <draw:frame draw:style-name="gr18" draw:text-style-name="P10" draw:layer="layout" svg:width="1.502cm" svg:height="1.114cm" svg:x="15.989cm" svg:y="11.034cm">
          <draw:text-box>
            <text:p text:style-name="P9">C<text:span text:style-name="T2">1</text:span></text:p>
          </draw:text-box>
        </draw:frame>
        <draw:frame draw:style-name="gr18" draw:text-style-name="P10" draw:layer="layout" svg:width="1.502cm" svg:height="1.114cm" svg:x="20.03cm" svg:y="5.777cm">
          <draw:text-box>
            <text:p text:style-name="P9">R<text:span text:style-name="T2">2</text:span></text:p>
          </draw:text-box>
        </draw:frame>
        <draw:frame draw:style-name="gr18" draw:text-style-name="P10" draw:layer="layout" svg:width="1.502cm" svg:height="1.114cm" svg:x="18.821cm" svg:y="10.353cm">
          <draw:text-box>
            <text:p text:style-name="P9">R<text:span text:style-name="T2">1</text:span></text:p>
          </draw:text-box>
        </draw:frame>
        <draw:frame draw:style-name="gr18" draw:text-style-name="P10" draw:layer="layout" svg:width="1.502cm" svg:height="1.114cm" svg:x="7.65cm" svg:y="10.753cm">
          <draw:text-box>
            <text:p text:style-name="P9"><text:span text:style-name="T3">V</text:span><text:span text:style-name="T4">r</text:span></text:p>
          </draw:text-box>
        </draw:frame>
        <draw:frame draw:style-name="gr19" draw:text-style-name="P11" draw:layer="layout" svg:width="2.581cm" svg:height="1.825cm" svg:x="8.193cm" svg:y="10.731cm">
          <draw:text-box>
            <text:p><text:span text:style-name="T3"><text:s/></text:span><text:span text:style-name="T3">=</text:span>V<text:span text:style-name="T2">1</text:span>/n</text:p>
          </draw:text-box>
        </draw:frame>
        <draw:custom-shape draw:style-name="gr16" draw:text-style-name="P7" draw:layer="layout" svg:width="0.289cm" svg:height="0.319cm" svg:x="7.7cm" svg:y="4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8cm" svg:height="0.319cm" svg:x="22.107cm" svg:y="7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502cm" svg:height="1.092cm" svg:x="14.28cm" svg:y="6.186cm">
          <draw:text-box>
            <text:p text:style-name="P9">4</text:p>
          </draw:text-box>
        </draw:frame>
        <draw:frame draw:style-name="gr20" draw:text-style-name="P10" draw:layer="layout" svg:width="1.502cm" svg:height="1.092cm" svg:x="22.16cm" svg:y="6.266cm">
          <draw:text-box>
            <text:p text:style-name="P9">5</text:p>
          </draw:text-box>
        </draw:frame>
        <draw:frame draw:style-name="gr20" draw:text-style-name="P10" draw:layer="layout" svg:width="1.502cm" svg:height="1.092cm" svg:x="6.971cm" svg:y="3.963cm">
          <draw:text-box>
            <text:p text:style-name="P9">2</text:p>
          </draw:text-box>
        </draw:frame>
        <draw:frame draw:style-name="gr20" draw:text-style-name="P10" draw:layer="layout" svg:width="1.502cm" svg:height="1.092cm" svg:x="6.954cm" svg:y="14.559cm">
          <draw:text-box>
            <text:p text:style-name="P9">3</text:p>
          </draw:text-box>
        </draw:frame>
        <draw:custom-shape draw:style-name="gr21" draw:text-style-name="P12" draw:layer="layout" svg:width="1.494cm" svg:height="1.003cm" svg:x="21.553cm" svg:y="10.73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.501cm" svg:height="0.878cm" svg:x="21.483cm" svg:y="10.855cm">
          <draw:text-box>
            <text:p text:style-name="P9"><text:span text:style-name="T5">x18</text:span></text:p>
          </draw:text-box>
        </draw:frame>
        <draw:custom-shape draw:style-name="gr23" draw:text-style-name="P2" xml:id="id13" draw:id="id13" draw:layer="layout" svg:width="2.169cm" svg:height="2.336cm" svg:x="4.375cm" svg:y="8.34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xml:id="id14" draw:id="id14" draw:layer="layout" svg:x1="5.46cm" svg:y1="8.342cm" svg:x2="5.457cm" svg:y2="4.878cm" draw:start-shape="id13" draw:start-glue-point="4" svg:d="M5460 8342v-1982h-3v-1482" svg:viewBox="0 0 4 3465">
          <text:p/>
        </draw:connector>
        <draw:connector draw:style-name="gr3" draw:text-style-name="P4" draw:layer="layout" svg:x1="5.46cm" svg:y1="10.678cm" svg:x2="5.457cm" svg:y2="14.821cm" draw:start-shape="id13" draw:start-glue-point="6" svg:d="M5460 10678v2323h-3v1820" svg:viewBox="0 0 4 4144">
          <text:p/>
        </draw:connector>
        <draw:custom-shape draw:style-name="gr16" draw:text-style-name="P7" xml:id="id17" draw:id="id17" draw:layer="layout" svg:width="0.329cm" svg:height="0.323cm" svg:x="5.348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708cm" svg:height="1.114cm" svg:x="5.363cm" svg:y="10.834cm">
          <draw:text-box>
            <text:p text:style-name="P9"><text:span text:style-name="T3">V</text:span><text:span text:style-name="T4">1</text:span></text:p>
          </draw:text-box>
        </draw:frame>
        <draw:line draw:style-name="gr24" draw:text-style-name="P13" draw:layer="layout" svg:x1="5.453cm" svg:y1="9.083cm" svg:x2="5.453cm" svg:y2="10.074cm">
          <text:p/>
        </draw:line>
        <draw:frame draw:style-name="gr25" draw:text-style-name="P10" draw:layer="layout" svg:width="2.371cm" svg:height="1.362cm" svg:x="4.657cm" svg:y="13.99cm">
          <draw:text-box>
            <text:p text:style-name="P9"><text:span text:style-name="T3">0</text:span></text:p>
          </draw:text-box>
        </draw:frame>
        <draw:frame draw:style-name="gr25" draw:text-style-name="P10" draw:layer="layout" svg:width="2.371cm" svg:height="1.362cm" svg:x="5.033cm" svg:y="3.827cm">
          <draw:text-box>
            <text:p text:style-name="P9"><text:span text:style-name="T3">1</text:span></text:p>
          </draw:text-box>
        </draw:frame>
        <draw:connector draw:style-name="gr26" draw:text-style-name="P14" xml:id="id15" draw:id="id15" draw:layer="layout" draw:type="line" svg:x1="5.457cm" svg:y1="4.878cm" svg:x2="0.861cm" svg:y2="4.859cm" draw:start-shape="id14" draw:start-glue-point="3" svg:d="M5457 4878l-4596-19" svg:viewBox="0 0 4597 20">
          <text:p/>
        </draw:connector>
        <draw:connector draw:style-name="gr26" draw:text-style-name="P14" xml:id="id16" draw:id="id16" draw:layer="layout" draw:type="line" svg:x1="0.861cm" svg:y1="4.859cm" svg:x2="0.888cm" svg:y2="14.903cm" draw:start-shape="id15" draw:start-glue-point="3" svg:d="M861 4859l27 10044" svg:viewBox="0 0 28 10045">
          <text:p/>
        </draw:connector>
        <draw:connector draw:style-name="gr26" draw:text-style-name="P14" draw:layer="layout" draw:type="line" svg:x1="0.888cm" svg:y1="14.903cm" svg:x2="5.396cm" svg:y2="14.917cm" draw:start-shape="id16" draw:start-glue-point="3" draw:end-shape="id17" draw:end-glue-point="7" svg:d="M888 14903l4508 14" svg:viewBox="0 0 4509 15">
          <text:p/>
        </draw:connector>
        <draw:custom-shape draw:style-name="gr27" draw:text-style-name="P4" draw:layer="layout" svg:width="1.678cm" svg:height="1.848cm" svg:x="0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1.739cm" svg:height="1.673cm" svg:x="0.249cm" svg:y="8.995cm">
          <draw:text-box>
            <text:p text:style-name="P9"><text:span text:style-name="T3">Vs</text:span></text:p>
            <text:p text:style-name="P9"><text:span text:style-name="T3"><text:s/></text:span><text:span text:style-name="T3">~</text:span></text:p>
          </draw:text-box>
        </draw:frame>
        <draw:g>
          <draw:line draw:style-name="gr2" draw:text-style-name="P3" draw:layer="layout" svg:x1="17.855cm" svg:y1="14.661cm" svg:x2="19.361cm" svg:y2="14.636cm">
            <text:p/>
          </draw:line>
          <draw:line draw:style-name="gr2" draw:text-style-name="P3" draw:layer="layout" svg:x1="17.854cm" svg:y1="14.656cm" svg:x2="19.36cm" svg:y2="14.631cm">
            <text:p/>
          </draw:line>
          <draw:line draw:style-name="gr2" draw:text-style-name="P3" draw:layer="layout" svg:x1="18.953cm" svg:y1="14.826cm" svg:x2="18.205cm" svg:y2="14.842cm">
            <text:p/>
          </draw:line>
          <draw:line draw:style-name="gr2" draw:text-style-name="P3" draw:layer="layout" svg:x1="18.755cm" svg:y1="14.994cm" svg:x2="18.396cm" svg:y2="15.002cm">
            <text:p/>
          </draw:line>
          <draw:line draw:style-name="gr2" draw:text-style-name="P3" draw:layer="layout" svg:x1="18.588cm" svg:y1="14.632cm" svg:x2="18.574cm" svg:y2="14.212cm">
            <text:p/>
          </draw:line>
        </draw:g>
        <draw:frame draw:style-name="gr29" draw:text-style-name="P10" draw:layer="layout" svg:width="2.371cm" svg:height="0.962cm" svg:x="17.688cm" svg:y="15.06cm">
          <draw:text-box>
            <text:p text:style-name="P9"><text:span text:style-name="T3">GND</text:span></text:p>
          </draw:text-box>
        </draw:frame>
        <draw:custom-shape draw:style-name="gr16" draw:text-style-name="P7" draw:layer="layout" svg:width="0.289cm" svg:height="0.318cm" svg:x="5.354cm" svg:y="4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908cm" svg:height="1.292cm" svg:x="23.592cm" svg:y="10.042cm">
          <draw:text-box>
            <text:p text:style-name="P9">V<text:span text:style-name="T2">OUT</text:span></text:p>
          </draw:text-box>
        </draw:frame>
        <draw:line draw:style-name="gr31" draw:text-style-name="P15" draw:layer="layout" svg:x1="24.674cm" svg:y1="7.358cm" svg:x2="24.674cm" svg:y2="9.686cm">
          <text:p/>
        </draw:line>
        <draw:line draw:style-name="gr31" draw:text-style-name="P15" draw:layer="layout" svg:x1="24.775cm" svg:y1="11.334cm" svg:x2="24.774cm" svg:y2="14.062cm">
          <text:p/>
        </draw:line>
        <draw:frame draw:style-name="gr28" draw:text-style-name="P16" draw:layer="layout" svg:width="2.113cm" svg:height="1.673cm" svg:x="0.978cm" svg:y="8.095cm">
          <draw:text-box>
            <text:p>230V</text:p>
          </draw:text-box>
        </draw:fram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8">08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8">08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2</meta:editing-cycles>
    <meta:creation-date>2014-07-21T10:31:21</meta:creation-date>
    <dc:date>2021-05-08T19:49:59.502191604</dc:date>
    <meta:editing-duration>P3DT12H45M37S</meta:editing-duration>
    <meta:generator>LibreOffice/6.4.6.2$Linux_X86_64 LibreOffice_project/40$Build-2</meta:generator>
    <meta:document-statistic meta:object-count="129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